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-3" style:apply-style-name="Black" style:base-cell-address="Sheet1.A1"/>
      <style:map style:condition="cell-content()=-2" style:apply-style-name="_2d_2" style:base-cell-address="Sheet1.A1"/>
      <style:map style:condition="cell-content()=-1" style:apply-style-name="_2d_1" style:base-cell-address="Sheet1.A1"/>
      <style:map style:condition="cell-content()=0" style:apply-style-name="_30_" style:base-cell-address="Sheet1.A1"/>
    </style:style>
  </office:automatic-styles>
  <office:body>
    <office:spreadsheet>
      <table:table table:name="Sheet1" table:style-name="ta1">
        <table:table-column table:style-name="co1" table:number-columns-repeated="60" table:default-cell-style-name="Default"/>
        <table:table-column table:style-name="co2" table:visibility="collapse" table:number-columns-repeated="964" table:default-cell-style-name="Default"/>
        <table:table-row table:style-name="ro1"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4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2" table:style-name="ce1" office:value-type="float" office:value="-2" calcext:value-type="float">
            <text:p>-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-3" calcext:value-type="float">
            <text:p>-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-3" calcext:value-type="float">
            <text:p>-3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2" calcext:value-type="float">
            <text:p>-2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56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6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3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30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26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5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-3" calcext:value-type="float">
            <text:p>-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5"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 table:visibility="collapse" table:number-rows-repeated="1048545">
          <table:table-cell table:number-columns-repeated="1024"/>
        </table:table-row>
        <table:table-row table:style-name="ro1" table:visibility="collapse">
          <table:table-cell table:number-columns-repeated="1024"/>
        </table:table-row>
        <calcext:conditional-formats>
          <calcext:conditional-format calcext:target-range-address="Sheet1.A1:Sheet1.BH30">
            <calcext:condition calcext:apply-style-name="Black" calcext:value="=-3" calcext:base-cell-address="Sheet1.A1"/>
            <calcext:condition calcext:apply-style-name="-2" calcext:value="=-2" calcext:base-cell-address="Sheet1.A1"/>
            <calcext:condition calcext:apply-style-name="-1" calcext:value="=-1" calcext:base-cell-address="Sheet1.A1"/>
            <calcext:condition calcext:apply-style-name="0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" style:family="table-cell" style:parent-style-name="Default">
      <style:table-cell-properties fo:background-color="#000000"/>
    </style:style>
    <style:style style:name="_2d_2" style:display-name="-2" style:family="table-cell" style:parent-style-name="Default">
      <style:table-cell-properties fo:background-color="#ff6600"/>
    </style:style>
    <style:style style:name="_2d_1" style:display-name="-1" style:family="table-cell" style:parent-style-name="Default">
      <style:table-cell-properties fo:background-color="#ffff00"/>
    </style:style>
    <style:style style:name="_30_" style:display-name="0" style:family="table-cell" style:parent-style-name="Default">
      <style:table-cell-properties fo:background-color="#009900"/>
    </style:style>
    <style:style style:name="Untitled1" style:family="table-cell" style:parent-style-name="Default">
      <style:table-cell-properties fo:background-color="#0000ff"/>
    </style:style>
    <style:style style:name="Untitled2" style:family="table-cell" style:parent-style-name="Default">
      <style:table-cell-properties fo:background-color="#77295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7:17:12.365575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6T17:18:05.386442128</dc:date>
    <meta:generator>LibreOffice/4.2.8.2$Linux_X86_64 LibreOffice_project/420m0$Build-2</meta:generator>
    <meta:editing-duration>PT59M58S</meta:editing-duration>
    <meta:editing-cycles>44</meta:editing-cycles>
    <meta:document-statistic meta:table-count="1" meta:cell-count="1800" meta:object-count="0"/>
  </office:meta>
</office:document-meta>
</file>